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13352.112221709" calcext:value-type="float">
            <text:p><text:s/>513,352 <text:s/></text:p>
          </table:table-cell>
          <table:table-cell table:style-name="ce49" office:value-type="float" office:value="9181.82397249272" calcext:value-type="float">
            <text:p><text:s/>9,182 <text:s/></text:p>
          </table:table-cell>
          <table:table-cell table:style-name="ce49" office:value-type="float" office:value="775227.176026723" calcext:value-type="float">
            <text:p><text:s/>775,227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1621332.6588889" calcext:value-type="float">
            <text:p><text:s/>11,621,333 <text:s/></text:p>
          </table:table-cell>
          <table:table-cell table:style-name="ce50" office:value-type="float" office:value="4920547" calcext:value-type="float">
            <text:p><text:s/>4,920,547 <text:s/></text:p>
          </table:table-cell>
          <table:table-cell table:style-name="ce50" office:value-type="float" office:value="11858984" calcext:value-type="float">
            <text:p><text:s/>11,858,984 <text:s/></text:p>
          </table:table-cell>
          <table:table-cell table:style-name="ce50" office:value-type="float" office:value="72324" calcext:value-type="float">
            <text:p><text:s/>72,3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700" calcext:value-type="float">
            <text:p><text:s/>159,7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39858" calcext:value-type="float">
            <text:p><text:s/>39,8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1246" calcext:value-type="float">
            <text:p><text:s/>51,24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98956.692521709" calcext:value-type="float">
            <text:p><text:s/>198,957 <text:s/></text:p>
          </table:table-cell>
          <table:table-cell table:style-name="ce50" office:value-type="float" office:value="876285.823972493" calcext:value-type="float">
            <text:p><text:s/>876,286 <text:s/></text:p>
          </table:table-cell>
          <table:table-cell table:style-name="ce50" office:value-type="float" office:value="-761387.823973277" calcext:value-type="float">
            <text:p><text:s/>-761,3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310.2861" calcext:value-type="float">
            <text:p><text:s/>19,3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895870.0785889" calcext:value-type="float">
            <text:p><text:s/>11,895,870 <text:s/></text:p>
          </table:table-cell>
          <table:table-cell table:style-name="ce51" office:value-type="float" office:value="4053443" calcext:value-type="float">
            <text:p><text:s/>4,053,443 <text:s/></text:p>
          </table:table-cell>
          <table:table-cell table:style-name="ce51" office:value-type="float" office:value="13395599" calcext:value-type="float">
            <text:p><text:s/>13,395,599 <text:s/></text:p>
          </table:table-cell>
          <table:table-cell table:style-name="ce51" office:value-type="float" office:value="72324" calcext:value-type="float">
            <text:p><text:s/>72,32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9143.7139" calcext:value-type="float">
            <text:p><text:s/>89,14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0.00000000001946" calcext:value-type="float">
            <text:p><text:s/>-0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1411461.2482003" calcext:value-type="float">
            <text:p><text:s/>11,411,461 <text:s/></text:p>
          </table:table-cell>
          <table:table-cell table:style-name="ce50" office:value-type="float" office:value="4053443" calcext:value-type="float">
            <text:p><text:s/>4,053,443 <text:s/></text:p>
          </table:table-cell>
          <table:table-cell table:style-name="ce50" office:value-type="float" office:value="9280405.15605214" calcext:value-type="float">
            <text:p><text:s/>9,280,4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93044.5221" calcext:value-type="float">
            <text:p><text:s/>2,493,0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079991.11888889" calcext:value-type="float">
            <text:p><text:s/>3,079,991 <text:s/></text:p>
          </table:table-cell>
          <table:table-cell table:style-name="ce50" office:value-type="float" office:value="4053443" calcext:value-type="float">
            <text:p><text:s/>4,053,4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1" calcext:value-type="float">
            <text:p><text:s/>5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2000638.78718889" calcext:value-type="float">
            <text:p><text:s/>2,000,63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721" calcext:value-type="float">
            <text:p><text:s/>81,7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92513.5221" calcext:value-type="float">
            <text:p><text:s/>2,492,51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545987.52" calcext:value-type="float">
            <text:p><text:s/>5,545,9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40715" calcext:value-type="float">
            <text:p><text:s/>8,740,7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84843.822122546" calcext:value-type="float">
            <text:p><text:s/>784,84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57969.15605214" calcext:value-type="float">
            <text:p><text:s/>457,96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914293.691" calcext:value-type="float">
            <text:p><text:s/>3,914,2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976591" calcext:value-type="float">
            <text:p><text:s/>2,976,5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914293.691" calcext:value-type="float">
            <text:p><text:s/>3,914,2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976591" calcext:value-type="float">
            <text:p><text:s/>2,976,5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17401.460555556" calcext:value-type="float">
            <text:p><text:s/>617,4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35" calcext:value-type="float">
            <text:p><text:s/>2,9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00" calcext:value-type="float">
            <text:p><text:s/>2,5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643.318888888889" calcext:value-type="float">
            <text:p><text:s/>6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83" calcext:value-type="float">
            <text:p><text:s/>9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05611.142333333" calcext:value-type="float">
            <text:p><text:s/>305,6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52" calcext:value-type="float">
            <text:p><text:s/>1,9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00" calcext:value-type="float">
            <text:p><text:s/>2,5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311146.999333333" calcext:value-type="float">
            <text:p><text:s/>311,14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2128.3370333333" calcext:value-type="float">
            <text:p><text:s/>32,12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011.7139" calcext:value-type="float">
            <text:p><text:s/>2,01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749172.72379968" calcext:value-type="float">
            <text:p><text:s/>3,749,17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112258.84394786" calcext:value-type="float">
            <text:p><text:s/>4,112,259 <text:s/></text:p>
          </table:table-cell>
          <table:table-cell table:style-name="ce52" office:value-type="float" office:value="72324" calcext:value-type="float">
            <text:p><text:s/>72,32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68178.4779" calcext:value-type="float">
            <text:p><text:s/>568,17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606452.67935523" calcext:value-type="float">
            <text:p><text:s/>3,606,45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112258.84394786" calcext:value-type="float">
            <text:p><text:s/>4,112,25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458038.4779" calcext:value-type="float">
            <text:p><text:s/>458,03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3594899.77157745" calcext:value-type="float">
            <text:p><text:s/>3,594,9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94605.84394786" calcext:value-type="float">
            <text:p><text:s/>4,094,6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8038.4779" calcext:value-type="float">
            <text:p><text:s/>458,0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2045.05" calcext:value-type="float">
            <text:p><text:s/>12,0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405" calcext:value-type="float">
            <text:p><text:s/>18,4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110.03777777778" calcext:value-type="float">
            <text:p><text:s/>4,1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34" calcext:value-type="float">
            <text:p><text:s/>6,2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7109.2427689376" calcext:value-type="float">
            <text:p><text:s/>37,1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419.75738823" calcext:value-type="float">
            <text:p><text:s/>55,4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87724.955819775" calcext:value-type="float">
            <text:p><text:s/>187,7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8508.99216743" calcext:value-type="float">
            <text:p><text:s/>278,5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83689.394878286" calcext:value-type="float">
            <text:p><text:s/>583,6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66009.0943922" calcext:value-type="float">
            <text:p><text:s/>866,0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85532.0150432693" calcext:value-type="float">
            <text:p><text:s/>85,5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6609.89068905" calcext:value-type="float">
            <text:p><text:s/>126,6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45190.6133333333" calcext:value-type="float">
            <text:p>( 45,19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6894" calcext:value-type="float">
            <text:p>( 66,89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40341.401709936" calcext:value-type="float">
            <text:p>( 40,34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9715.89068905" calcext:value-type="float">
            <text:p>( 59,71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79444.665355702" calcext:value-type="float">
            <text:p><text:s/>279,4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4159.73654627" calcext:value-type="float">
            <text:p><text:s/>414,1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08031.484479315" calcext:value-type="float">
            <text:p><text:s/>208,0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8926.46715688" calcext:value-type="float">
            <text:p><text:s/>308,9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0681.23" calcext:value-type="float">
            <text:p><text:s/>10,68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6313" calcext:value-type="float">
            <text:p><text:s/>16,31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251.95222222222" calcext:value-type="float">
            <text:p><text:s/>1,2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13" calcext:value-type="float">
            <text:p><text:s/>1,9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21201.87888889" calcext:value-type="float">
            <text:p><text:s/>1,921,2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40872" calcext:value-type="float">
            <text:p><text:s/>2,840,8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30" calcext:value-type="float">
            <text:p><text:s/>8,2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641155.94888889" calcext:value-type="float">
            <text:p><text:s/>1,641,1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34612" calcext:value-type="float">
            <text:p><text:s/>2,434,6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80045.93" calcext:value-type="float">
            <text:p><text:s/>280,0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6260" calcext:value-type="float">
            <text:p><text:s/>406,2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30" calcext:value-type="float">
            <text:p><text:s/>8,2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36912.609221567" calcext:value-type="float">
            <text:p><text:s/>836,9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79" calcext:value-type="float">
            <text:p><text:s/>26,9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6075.4779" calcext:value-type="float">
            <text:p><text:s/>436,07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28557.720332678" calcext:value-type="float">
            <text:p><text:s/>828,5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79" calcext:value-type="float">
            <text:p><text:s/>26,9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5333.4779" calcext:value-type="float">
            <text:p><text:s/>425,3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8354.88888888889" calcext:value-type="float">
            <text:p><text:s/>8,3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742" calcext:value-type="float">
            <text:p><text:s/>10,7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8613.09444444444" calcext:value-type="float">
            <text:p><text:s/>8,613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65" calcext:value-type="float">
            <text:p><text:s/>26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851" calcext:value-type="float">
            <text:p><text:s/>10,851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36.88888888889" calcext:value-type="float">
            <text:p><text:s/>1,5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976" calcext:value-type="float">
            <text:p><text:s/>1,97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627.666666666667" calcext:value-type="float">
            <text:p><text:s/>6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807" calcext:value-type="float">
            <text:p><text:s/>8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77" calcext:value-type="float">
            <text:p><text:s/>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99" calcext:value-type="float">
            <text:p><text:s/>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274.866666666667" calcext:value-type="float">
            <text:p><text:s/>2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0" calcext:value-type="float">
            <text:p><text:s/>4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74.866666666667" calcext:value-type="float">
            <text:p><text:s/>2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0" calcext:value-type="float">
            <text:p><text:s/>4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1264.2977777778" calcext:value-type="float">
            <text:p><text:s/>11,2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212" calcext:value-type="float">
            <text:p><text:s/>17,2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81.1511111111111" calcext:value-type="float">
            <text:p><text:s/>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4" calcext:value-type="float">
            <text:p><text:s/>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1183.1466666667" calcext:value-type="float">
            <text:p><text:s/>11,18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7088" calcext:value-type="float">
            <text:p><text:s/>17,08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3.7433333333333" calcext:value-type="float">
            <text:p><text:s/>1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1" calcext:value-type="float">
            <text:p><text:s/>2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42720.044444444" calcext:value-type="float">
            <text:p><text:s/>142,72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2324" calcext:value-type="float">
            <text:p><text:s/>72,3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140" calcext:value-type="float">
            <text:p><text:s/>110,1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42720.044444444" calcext:value-type="float">
            <text:p><text:s/>142,72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2324" calcext:value-type="float">
            <text:p><text:s/>72,3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140" calcext:value-type="float">
            <text:p><text:s/>110,1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6525624.919005" calcext:value-type="float">
            <text:p><text:s/>26,525,62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030280.919005" calcext:value-type="float">
            <text:p><text:s/>25,030,28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95344" calcext:value-type="float">
            <text:p><text:s/>1,495,34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3605443.616" calcext:value-type="float">
            <text:p><text:s/>23,605,44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3605443.616" calcext:value-type="float">
            <text:p><text:s/>23,605,44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920181.303005" calcext:value-type="float">
            <text:p><text:s/>2,920,18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24837.303005" calcext:value-type="float">
            <text:p><text:s/>1,424,8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95344" calcext:value-type="float">
            <text:p><text:s/>1,495,34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35122" calcext:value-type="float">
            <text:p><text:s/>135,122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711484.2874863" calcext:value-type="float">
            <text:p><text:s/>29,711,484 <text:s/></text:p>
          </table:table-cell>
          <table:table-cell table:style-name="ce50" office:value-type="float" office:value="24129707" calcext:value-type="float">
            <text:p><text:s/>24,129,70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80568.922" calcext:value-type="float">
            <text:p><text:s/>1,580,5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07817.99155732" calcext:value-type="float">
            <text:p><text:s/>1,407,8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02590.04444444" calcext:value-type="float">
            <text:p><text:s/>1,802,5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8730.453333333" calcext:value-type="float">
            <text:p><text:s/>548,7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910890.408006431" calcext:value-type="float">
            <text:p><text:s/>-910,890 <text:s/></text:p>
          </table:table-cell>
          <table:table-cell table:style-name="ce50" office:value-type="float" office:value="-299220" calcext:value-type="float">
            <text:p><text:s/>-299,2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228.236" calcext:value-type="float">
            <text:p><text:s/>20,22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6998358.2061576" calcext:value-type="float">
            <text:p><text:s/>26,998,358 <text:s/></text:p>
          </table:table-cell>
          <table:table-cell table:style-name="ce51" office:value-type="float" office:value="24564049" calcext:value-type="float">
            <text:p><text:s/>24,564,049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60340.686" calcext:value-type="float">
            <text:p><text:s/>1,560,3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06758.24526496" calcext:value-type="float">
            <text:p><text:s/>3,406,7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37.032" calcext:value-type="float">
            <text:p><text:s/>8,23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77207.1392" calcext:value-type="float">
            <text:p><text:s/>377,207 <text:s/></text:p>
          </table:table-cell>
          <table:table-cell table:style-name="ce50" office:value-type="float" office:value="2910194.9082" calcext:value-type="float">
            <text:p><text:s/>2,910,195 <text:s/></text:p>
          </table:table-cell>
          <table:table-cell table:style-name="ce50" office:value-type="float" office:value="232022.7405" calcext:value-type="float">
            <text:p><text:s/>232,023 <text:s/></text:p>
          </table:table-cell>
          <table:table-cell table:style-name="ce50" office:value-type="float" office:value="30023091.2632921" calcext:value-type="float">
            <text:p><text:s/>30,023,091 <text:s/></text:p>
          </table:table-cell>
          <table:table-cell table:style-name="ce50" office:value-type="float" office:value="24564049" calcext:value-type="float">
            <text:p><text:s/>24,564,0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577595.6555556" calcext:value-type="float">
            <text:p><text:s/>24,577,596 <text:s/></text:p>
          </table:table-cell>
          <table:table-cell table:style-name="ce50" office:value-type="float" office:value="24564049" calcext:value-type="float">
            <text:p><text:s/>24,564,0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56092.57777778" calcext:value-type="float">
            <text:p><text:s/>5,356,0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77207.1392" calcext:value-type="float">
            <text:p><text:s/>377,207 <text:s/></text:p>
          </table:table-cell>
          <table:table-cell table:style-name="ce51" office:value-type="float" office:value="2910194.9082" calcext:value-type="float">
            <text:p><text:s/>2,910,195 <text:s/></text:p>
          </table:table-cell>
          <table:table-cell table:style-name="ce51" office:value-type="float" office:value="232022.7405" calcext:value-type="float">
            <text:p><text:s/>232,023 <text:s/></text:p>
          </table:table-cell>
          <table:table-cell table:style-name="ce51" office:value-type="float" office:value="89403.0299587992" calcext:value-type="float">
            <text:p><text:s/>89,40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422377" calcext:value-type="float">
            <text:p><text:s/>1,422,377 <text:s/></text:p>
          </table:table-cell>
          <table:table-cell table:style-name="ce50" office:value-type="float" office:value="9531288" calcext:value-type="float">
            <text:p><text:s/>9,531,288 <text:s/></text:p>
          </table:table-cell>
          <table:table-cell table:style-name="ce50" office:value-type="float" office:value="541847" calcext:value-type="float">
            <text:p><text:s/>541,847 <text:s/></text:p>
          </table:table-cell>
          <table:table-cell table:style-name="ce50" office:value-type="float" office:value="28241263.0545484" calcext:value-type="float">
            <text:p><text:s/>28,241,2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4313" calcext:value-type="float">
            <text:p><text:s/>984,313 <text:s/></text:p>
          </table:table-cell>
          <table:table-cell table:style-name="ce50" office:value-type="float" office:value="811215.488" calcext:value-type="float">
            <text:p><text:s/>811,21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422377" calcext:value-type="float">
            <text:p><text:s/>1,422,377 <text:s/></text:p>
          </table:table-cell>
          <table:table-cell table:style-name="ce50" office:value-type="float" office:value="9531288" calcext:value-type="float">
            <text:p><text:s/>9,531,288 <text:s/></text:p>
          </table:table-cell>
          <table:table-cell table:style-name="ce50" office:value-type="float" office:value="541847" calcext:value-type="float">
            <text:p><text:s/>541,847 <text:s/></text:p>
          </table:table-cell>
          <table:table-cell table:style-name="ce50" office:value-type="float" office:value="26272684.2521022" calcext:value-type="float">
            <text:p><text:s/>26,272,68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4313" calcext:value-type="float">
            <text:p><text:s/>984,313 <text:s/></text:p>
          </table:table-cell>
          <table:table-cell table:style-name="ce50" office:value-type="float" office:value="603334.298997333" calcext:value-type="float">
            <text:p><text:s/>603,33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968578.80244622" calcext:value-type="float">
            <text:p><text:s/>1,968,57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07881.189002667" calcext:value-type="float">
            <text:p><text:s/>207,88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66990" calcext:value-type="float">
            <text:p><text:s/>366,990 <text:s/></text:p>
          </table:table-cell>
          <table:table-cell table:style-name="ce50" office:value-type="float" office:value="4757775" calcext:value-type="float">
            <text:p><text:s/>4,757,775 <text:s/></text:p>
          </table:table-cell>
          <table:table-cell table:style-name="ce50" office:value-type="float" office:value="151780" calcext:value-type="float">
            <text:p><text:s/>151,780 <text:s/></text:p>
          </table:table-cell>
          <table:table-cell table:style-name="ce50" office:value-type="float" office:value="2046552.41133333" calcext:value-type="float">
            <text:p><text:s/>2,046,5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4313" calcext:value-type="float">
            <text:p><text:s/>984,313 <text:s/></text:p>
          </table:table-cell>
          <table:table-cell table:style-name="ce50" office:value-type="float" office:value="50568.804" calcext:value-type="float">
            <text:p><text:s/>50,5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3.644444444444" calcext:value-type="float">
            <text:p><text:s/>31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23560" calcext:value-type="float">
            <text:p><text:s/>223,560 <text:s/></text:p>
          </table:table-cell>
          <table:table-cell table:style-name="ce50" office:value-type="float" office:value="1929053" calcext:value-type="float">
            <text:p><text:s/>1,929,053 <text:s/></text:p>
          </table:table-cell>
          <table:table-cell table:style-name="ce50" office:value-type="float" office:value="151780" calcext:value-type="float">
            <text:p><text:s/>151,780 <text:s/></text:p>
          </table:table-cell>
          <table:table-cell table:style-name="ce50" office:value-type="float" office:value="10973.2444444444" calcext:value-type="float">
            <text:p><text:s/>10,9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43430" calcext:value-type="float">
            <text:p><text:s/>143,430 <text:s/></text:p>
          </table:table-cell>
          <table:table-cell table:style-name="ce50" office:value-type="float" office:value="2828722" calcext:value-type="float">
            <text:p><text:s/>2,828,7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0.866666666666667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28753.10022222" calcext:value-type="float">
            <text:p><text:s/>2,028,7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4313" calcext:value-type="float">
            <text:p><text:s/>984,313 <text:s/></text:p>
          </table:table-cell>
          <table:table-cell table:style-name="ce50" office:value-type="float" office:value="50568.804" calcext:value-type="float">
            <text:p><text:s/>50,5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32.86666666667" calcext:value-type="float">
            <text:p><text:s/>6,0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8.688888888889" calcext:value-type="float">
            <text:p><text:s/>47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3393" calcext:value-type="float">
            <text:p><text:s/>13,393 <text:s/></text:p>
          </table:table-cell>
          <table:table-cell table:style-name="ce52" office:value-type="float" office:value="232605" calcext:value-type="float">
            <text:p><text:s/>232,605 <text:s/></text:p>
          </table:table-cell>
          <table:table-cell table:style-name="ce52" office:value-type="float" office:value="20379" calcext:value-type="float">
            <text:p><text:s/>20,37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64786.8608" calcext:value-type="float">
            <text:p><text:s/>664,787 <text:s/></text:p>
          </table:table-cell>
          <table:table-cell table:style-name="ce52" office:value-type="float" office:value="1630713.0918" calcext:value-type="float">
            <text:p><text:s/>1,630,713 <text:s/></text:p>
          </table:table-cell>
          <table:table-cell table:style-name="ce52" office:value-type="float" office:value="137665.2595" calcext:value-type="float">
            <text:p><text:s/>137,665 <text:s/></text:p>
          </table:table-cell>
          <table:table-cell table:style-name="ce52" office:value-type="float" office:value="19763219.3408156" calcext:value-type="float">
            <text:p><text:s/>19,763,21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312750.338" calcext:value-type="float">
            <text:p><text:s/>2,312,75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64786.8608" calcext:value-type="float">
            <text:p><text:s/>664,787 <text:s/></text:p>
          </table:table-cell>
          <table:table-cell table:style-name="ce52" office:value-type="float" office:value="1630713.0918" calcext:value-type="float">
            <text:p><text:s/>1,630,713 <text:s/></text:p>
          </table:table-cell>
          <table:table-cell table:style-name="ce52" office:value-type="float" office:value="137665.2595" calcext:value-type="float">
            <text:p><text:s/>137,665 <text:s/></text:p>
          </table:table-cell>
          <table:table-cell table:style-name="ce52" office:value-type="float" office:value="15445198.9555968" calcext:value-type="float">
            <text:p><text:s/>15,445,19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312750.338" calcext:value-type="float">
            <text:p><text:s/>2,312,7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64786.8608" calcext:value-type="float">
            <text:p><text:s/>664,787 <text:s/></text:p>
          </table:table-cell>
          <table:table-cell table:style-name="ce50" office:value-type="float" office:value="1630713.0918" calcext:value-type="float">
            <text:p><text:s/>1,630,713 <text:s/></text:p>
          </table:table-cell>
          <table:table-cell table:style-name="ce50" office:value-type="float" office:value="137665.2595" calcext:value-type="float">
            <text:p><text:s/>137,665 <text:s/></text:p>
          </table:table-cell>
          <table:table-cell table:style-name="ce50" office:value-type="float" office:value="5255662.62315231" calcext:value-type="float">
            <text:p><text:s/>5,255,6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5257.576" calcext:value-type="float">
            <text:p><text:s/>315,2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712.2222222222" calcext:value-type="float">
            <text:p><text:s/>42,71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9376.853904224" calcext:value-type="float">
            <text:p><text:s/>489,3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84.262" calcext:value-type="float">
            <text:p><text:s/>2,0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2129.936102598" calcext:value-type="float">
            <text:p><text:s/>922,1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6.814" calcext:value-type="float">
            <text:p><text:s/>1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100.8333333333" calcext:value-type="float">
            <text:p><text:s/>26,1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65.7666666667" calcext:value-type="float">
            <text:p><text:s/>10,0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4820.643634774" calcext:value-type="float">
            <text:p><text:s/>484,8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16.458" calcext:value-type="float">
            <text:p><text:s/>2,4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60.86444444444" calcext:value-type="float">
            <text:p><text:s/>4,1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21.88" calcext:value-type="float">
            <text:p><text:s/>2,8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8425.81460165" calcext:value-type="float">
            <text:p><text:s/>1,108,4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96.7" calcext:value-type="float">
            <text:p><text:s/>1,6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8425.8146415" calcext:value-type="float">
            <text:p><text:s/>1,108,4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96.7" calcext:value-type="float">
            <text:p><text:s/>1,6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08425.81466036" calcext:value-type="float">
            <text:p>( 1,108,42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96.7" calcext:value-type="float">
            <text:p>( 1,69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-0.0000188599997" calcext:value-type="float">
            <text:p>( -0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0.0000279884439179748" calcext:value-type="float">
            <text:p><text:s/>-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0.000011857777792" calcext:value-type="float">
            <text:p><text:s/>-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493.526666667" calcext:value-type="float">
            <text:p><text:s/>109,4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71.84" calcext:value-type="float">
            <text:p><text:s/>2,5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912.519111111" calcext:value-type="float">
            <text:p><text:s/>110,9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43.062" calcext:value-type="float">
            <text:p><text:s/>12,44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20949.980686844" calcext:value-type="float">
            <text:p><text:s/>220,95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0751.534" calcext:value-type="float">
            <text:p><text:s/>20,7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3618.386666667" calcext:value-type="float">
            <text:p><text:s/>733,6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1909.83" calcext:value-type="float">
            <text:p><text:s/>161,9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291.8666666667" calcext:value-type="float">
            <text:p><text:s/>85,2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8326.52" calcext:value-type="float">
            <text:p><text:s/>648,3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1909.83" calcext:value-type="float">
            <text:p><text:s/>161,9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0327.0351111111" calcext:value-type="float">
            <text:p>( 80,32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5103.086" calcext:value-type="float">
            <text:p>( 75,10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59525.896444444" calcext:value-type="float">
            <text:p>( 259,526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7631.578" calcext:value-type="float">
            <text:p>( 7,63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64786.8608" calcext:value-type="float">
            <text:p><text:s/>664,787 <text:s/></text:p>
          </table:table-cell>
          <table:table-cell table:style-name="ce50" office:value-type="float" office:value="1630713.0918" calcext:value-type="float">
            <text:p><text:s/>1,630,713 <text:s/></text:p>
          </table:table-cell>
          <table:table-cell table:style-name="ce50" office:value-type="float" office:value="137665.2595" calcext:value-type="float">
            <text:p><text:s/>137,665 <text:s/></text:p>
          </table:table-cell>
          <table:table-cell table:style-name="ce50" office:value-type="float" office:value="518776.874222222" calcext:value-type="float">
            <text:p><text:s/>518,7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242.978" calcext:value-type="float">
            <text:p><text:s/>34,2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64786.8608" calcext:value-type="float">
            <text:p><text:s/>664,787 <text:s/></text:p>
          </table:table-cell>
          <table:table-cell table:style-name="ce50" office:value-type="float" office:value="1630713.0918" calcext:value-type="float">
            <text:p><text:s/>1,630,713 <text:s/></text:p>
          </table:table-cell>
          <table:table-cell table:style-name="ce50" office:value-type="float" office:value="137665.2595" calcext:value-type="float">
            <text:p><text:s/>137,665 <text:s/></text:p>
          </table:table-cell>
          <table:table-cell table:style-name="ce50" office:value-type="float" office:value="456446.592888889" calcext:value-type="float">
            <text:p><text:s/>456,4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033.856" calcext:value-type="float">
            <text:p><text:s/>33,0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330.2813333333" calcext:value-type="float">
            <text:p><text:s/>62,3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09.122" calcext:value-type="float">
            <text:p><text:s/>1,2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8.666666666667" calcext:value-type="float">
            <text:p>( 13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229.4182222222" calcext:value-type="float">
            <text:p><text:s/>87,2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27.494" calcext:value-type="float">
            <text:p><text:s/>4,42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1013.2111111111" calcext:value-type="float">
            <text:p><text:s/>21,013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065.9973333333" calcext:value-type="float">
            <text:p><text:s/>87,0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567.096" calcext:value-type="float">
            <text:p><text:s/>17,5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945.2662222222" calcext:value-type="float">
            <text:p><text:s/>62,9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7.216" calcext:value-type="float">
            <text:p><text:s/>4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502.5635555556" calcext:value-type="float">
            <text:p><text:s/>66,5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690.412" calcext:value-type="float">
            <text:p><text:s/>51,6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0.6" calcext:value-type="float">
            <text:p><text:s/>8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471.344444444" calcext:value-type="float">
            <text:p><text:s/>148,4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61257.79111111" calcext:value-type="float">
            <text:p><text:s/>6,761,2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029.88" calcext:value-type="float">
            <text:p><text:s/>91,0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79047.33333333" calcext:value-type="float">
            <text:p><text:s/>6,379,0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031.3777777778" calcext:value-type="float">
            <text:p><text:s/>48,0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3149.2" calcext:value-type="float">
            <text:p><text:s/>243,1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7690.422222222" calcext:value-type="float">
            <text:p><text:s/>947,6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04.43333333333" calcext:value-type="float">
            <text:p><text:s/>3,90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43785.988888889" calcext:value-type="float">
            <text:p><text:s/>943,78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8031.30577778" calcext:value-type="float">
            <text:p><text:s/>1,158,0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657.542" calcext:value-type="float">
            <text:p><text:s/>13,6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696.610666667" calcext:value-type="float">
            <text:p><text:s/>113,6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753.666" calcext:value-type="float">
            <text:p><text:s/>11,7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86.12222222222" calcext:value-type="float">
            <text:p><text:s/>6,2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58.0444444444" calcext:value-type="float">
            <text:p><text:s/>11,6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756.5111111111" calcext:value-type="float">
            <text:p><text:s/>16,7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45.6222222222" calcext:value-type="float">
            <text:p><text:s/>10,4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2658.792444444" calcext:value-type="float">
            <text:p><text:s/>842,6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41.222" calcext:value-type="float">
            <text:p><text:s/>94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6529.602666667" calcext:value-type="float">
            <text:p><text:s/>156,53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962.654" calcext:value-type="float">
            <text:p><text:s/>963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22556.81333333" calcext:value-type="float">
            <text:p><text:s/>1,322,557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983835.22" calcext:value-type="float">
            <text:p><text:s/>1,983,8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18020.38521884" calcext:value-type="float">
            <text:p><text:s/>4,318,0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18020.38521884" calcext:value-type="float">
            <text:p><text:s/>4,318,0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294846.49333333" calcext:value-type="float">
            <text:p>( 2,294,846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2248023.52335" calcext:value-type="float">
            <text:p><text:s/>22,248,02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1617889.944" calcext:value-type="float">
            <text:p><text:s/>21,617,89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30133.57935" calcext:value-type="float">
            <text:p><text:s/>630,13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1892" calcext:value-type="float">
            <text:p><text:s/>311,892 <text:s/></text:p>
          </table:table-cell>
          <table:table-cell table:style-name="ce50" office:value-type="float" office:value="75411" calcext:value-type="float">
            <text:p><text:s/>75,411 <text:s/></text:p>
          </table:table-cell>
          <table:table-cell table:style-name="ce50" office:value-type="float" office:value="10549" calcext:value-type="float">
            <text:p><text:s/>10,5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617321.76" calcext:value-type="float">
            <text:p><text:s/>617,3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13493.156" calcext:value-type="float">
            <text:p><text:s/>-113,493 <text:s/></text:p>
          </table:table-cell>
          <table:table-cell table:style-name="ce50" office:value-type="float" office:value="-453" calcext:value-type="float">
            <text:p><text:s/>-453 <text:s/></text:p>
          </table:table-cell>
          <table:table-cell table:style-name="ce50" office:value-type="float" office:value="-204086.8" calcext:value-type="float">
            <text:p><text:s/>-204,087 <text:s/></text:p>
          </table:table-cell>
          <table:table-cell table:style-name="ce50" office:value-type="float" office:value="-553519" calcext:value-type="float">
            <text:p><text:s/>-553,519 <text:s/></text:p>
          </table:table-cell>
          <table:table-cell table:style-name="ce50" office:value-type="float" office:value="-58695.9541713371" calcext:value-type="float">
            <text:p><text:s/>-58,696 <text:s/></text:p>
          </table:table-cell>
          <table:table-cell table:style-name="ce50" office:value-type="float" office:value="-5806" calcext:value-type="float">
            <text:p><text:s/>-5,806 <text:s/></text:p>
          </table:table-cell>
          <table:table-cell table:style-name="ce50" office:value-type="float" office:value="-65118.8410827985" calcext:value-type="float">
            <text:p><text:s/>-65,119 <text:s/></text:p>
          </table:table-cell>
          <table:table-cell table:style-name="ce50" office:value-type="float" office:value="-67214.1589172015" calcext:value-type="float">
            <text:p><text:s/>-67,214 <text:s/></text:p>
          </table:table-cell>
          <table:table-cell table:style-name="ce50" office:value-type="float" office:value="195634" calcext:value-type="float">
            <text:p><text:s/>195,63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3493.156" calcext:value-type="float">
            <text:p><text:s/>113,493 <text:s/></text:p>
          </table:table-cell>
          <table:table-cell table:style-name="ce51" office:value-type="float" office:value="453" calcext:value-type="float">
            <text:p><text:s/>453 <text:s/></text:p>
          </table:table-cell>
          <table:table-cell table:style-name="ce51" office:value-type="float" office:value="515978.8" calcext:value-type="float">
            <text:p><text:s/>515,979 <text:s/></text:p>
          </table:table-cell>
          <table:table-cell table:style-name="ce51" office:value-type="float" office:value="628930" calcext:value-type="float">
            <text:p><text:s/>628,930 <text:s/></text:p>
          </table:table-cell>
          <table:table-cell table:style-name="ce51" office:value-type="float" office:value="69244.9541713371" calcext:value-type="float">
            <text:p><text:s/>69,245 <text:s/></text:p>
          </table:table-cell>
          <table:table-cell table:style-name="ce51" office:value-type="float" office:value="5806" calcext:value-type="float">
            <text:p><text:s/>5,806 <text:s/></text:p>
          </table:table-cell>
          <table:table-cell table:style-name="ce51" office:value-type="float" office:value="65118.8410827985" calcext:value-type="float">
            <text:p><text:s/>65,119 <text:s/></text:p>
          </table:table-cell>
          <table:table-cell table:style-name="ce51" office:value-type="float" office:value="-550107.601082799" calcext:value-type="float">
            <text:p><text:s/>-550,108 <text:s/></text:p>
          </table:table-cell>
          <table:table-cell table:style-name="ce51" office:value-type="float" office:value="-195634" calcext:value-type="float">
            <text:p><text:s/>-195,63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81484" calcext:value-type="float">
            <text:p><text:s/>1,481,484 <text:s/></text:p>
          </table:table-cell>
          <table:table-cell table:style-name="ce50" office:value-type="float" office:value="532" calcext:value-type="float">
            <text:p><text:s/>532 <text:s/></text:p>
          </table:table-cell>
          <table:table-cell table:style-name="ce50" office:value-type="float" office:value="415.954171337098" calcext:value-type="float">
            <text:p><text:s/>416 <text:s/></text:p>
          </table:table-cell>
          <table:table-cell table:style-name="ce50" office:value-type="float" office:value="1058" calcext:value-type="float">
            <text:p><text:s/>1,058 <text:s/></text:p>
          </table:table-cell>
          <table:table-cell table:style-name="ce50" office:value-type="float" office:value="726.000974113352" calcext:value-type="float">
            <text:p><text:s/>726 <text:s/></text:p>
          </table:table-cell>
          <table:table-cell table:style-name="ce50" office:value-type="float" office:value="15364.9990258867" calcext:value-type="float">
            <text:p><text:s/>15,365 <text:s/></text:p>
          </table:table-cell>
          <table:table-cell table:style-name="ce50" office:value-type="float" office:value="41200" calcext:value-type="float">
            <text:p><text:s/>41,20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197" calcext:value-type="float">
            <text:p><text:s/>18,1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197" calcext:value-type="float">
            <text:p><text:s/>18,1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744" calcext:value-type="float">
            <text:p><text:s/>17,744 <text:s/></text:p>
          </table:table-cell>
          <table:table-cell table:style-name="ce50" office:value-type="float" office:value="3613565" calcext:value-type="float">
            <text:p><text:s/>3,613,565 <text:s/></text:p>
          </table:table-cell>
          <table:table-cell table:style-name="ce50" office:value-type="float" office:value="4293971" calcext:value-type="float">
            <text:p><text:s/>4,293,971 <text:s/></text:p>
          </table:table-cell>
          <table:table-cell table:style-name="ce50" office:value-type="float" office:value="661209" calcext:value-type="float">
            <text:p><text:s/>661,209 <text:s/></text:p>
          </table:table-cell>
          <table:table-cell table:style-name="ce50" office:value-type="float" office:value="12362" calcext:value-type="float">
            <text:p><text:s/>12,362 <text:s/></text:p>
          </table:table-cell>
          <table:table-cell table:style-name="ce50" office:value-type="float" office:value="104437.767291315" calcext:value-type="float">
            <text:p><text:s/>104,438 <text:s/></text:p>
          </table:table-cell>
          <table:table-cell table:style-name="ce50" office:value-type="float" office:value="748731.232708685" calcext:value-type="float">
            <text:p><text:s/>748,731 <text:s/></text:p>
          </table:table-cell>
          <table:table-cell table:style-name="ce50" office:value-type="float" office:value="322922" calcext:value-type="float">
            <text:p><text:s/>322,92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744" calcext:value-type="float">
            <text:p><text:s/>17,744 <text:s/></text:p>
          </table:table-cell>
          <table:table-cell table:style-name="ce50" office:value-type="float" office:value="3613565" calcext:value-type="float">
            <text:p><text:s/>3,613,565 <text:s/></text:p>
          </table:table-cell>
          <table:table-cell table:style-name="ce50" office:value-type="float" office:value="2400706.53538462" calcext:value-type="float">
            <text:p><text:s/>2,400,707 <text:s/></text:p>
          </table:table-cell>
          <table:table-cell table:style-name="ce50" office:value-type="float" office:value="373717.47374023" calcext:value-type="float">
            <text:p><text:s/>373,717 <text:s/></text:p>
          </table:table-cell>
          <table:table-cell table:style-name="ce50" office:value-type="float" office:value="12362" calcext:value-type="float">
            <text:p><text:s/>12,362 <text:s/></text:p>
          </table:table-cell>
          <table:table-cell table:style-name="ce50" office:value-type="float" office:value="104437.767291315" calcext:value-type="float">
            <text:p><text:s/>104,438 <text:s/></text:p>
          </table:table-cell>
          <table:table-cell table:style-name="ce50" office:value-type="float" office:value="748731.232708685" calcext:value-type="float">
            <text:p><text:s/>748,731 <text:s/></text:p>
          </table:table-cell>
          <table:table-cell table:style-name="ce50" office:value-type="float" office:value="322922" calcext:value-type="float">
            <text:p><text:s/>322,92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93264.46461538" calcext:value-type="float">
            <text:p><text:s/>1,893,264 <text:s/></text:p>
          </table:table-cell>
          <table:table-cell table:style-name="ce51" office:value-type="float" office:value="287491.52625977" calcext:value-type="float">
            <text:p><text:s/>287,49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44" calcext:value-type="float">
            <text:p><text:s/>11,744 <text:s/></text:p>
          </table:table-cell>
          <table:table-cell table:style-name="ce50" office:value-type="float" office:value="664" calcext:value-type="float">
            <text:p><text:s/>664 <text:s/></text:p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7" calcext:value-type="float">
            <text:p><text:s/>97 <text:s/></text:p>
          </table:table-cell>
          <table:table-cell table:style-name="ce50" office:value-type="float" office:value="34" calcext:value-type="float">
            <text:p><text:s/>3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" calcext:value-type="float">
            <text:p><text:s/>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29" calcext:value-type="float">
            <text:p><text:s/>4,329 <text:s/></text:p>
          </table:table-cell>
          <table:table-cell table:style-name="ce50" office:value-type="float" office:value="303" calcext:value-type="float">
            <text:p><text:s/>303 <text:s/></text:p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7" calcext:value-type="float">
            <text:p><text:s/>97 <text:s/></text:p>
          </table:table-cell>
          <table:table-cell table:style-name="ce50" office:value-type="float" office:value="34" calcext:value-type="float">
            <text:p><text:s/>3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61" calcext:value-type="float">
            <text:p><text:s/>6,961 <text:s/></text:p>
          </table:table-cell>
          <table:table-cell table:style-name="ce50" office:value-type="float" office:value="351" calcext:value-type="float">
            <text:p><text:s/>3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91" calcext:value-type="float">
            <text:p><text:s/>391 <text:s/></text:p>
          </table:table-cell>
          <table:table-cell table:style-name="ce51" office:value-type="float" office:value="9" calcext:value-type="float">
            <text:p><text:s/>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3493.156" calcext:value-type="float">
            <text:p><text:s/>113,49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648059.8" calcext:value-type="float">
            <text:p><text:s/>2,648,060 <text:s/></text:p>
          </table:table-cell>
          <table:table-cell table:style-name="ce52" office:value-type="float" office:value="4910625" calcext:value-type="float">
            <text:p><text:s/>4,910,625 <text:s/></text:p>
          </table:table-cell>
          <table:table-cell table:style-name="ce52" office:value-type="float" office:value="729374" calcext:value-type="float">
            <text:p><text:s/>729,374 <text:s/></text:p>
          </table:table-cell>
          <table:table-cell table:style-name="ce52" office:value-type="float" office:value="17100" calcext:value-type="float">
            <text:p><text:s/>17,100 <text:s/></text:p>
          </table:table-cell>
          <table:table-cell table:style-name="ce52" office:value-type="float" office:value="168830.6074" calcext:value-type="float">
            <text:p><text:s/>168,831 <text:s/></text:p>
          </table:table-cell>
          <table:table-cell table:style-name="ce52" office:value-type="float" office:value="183161.6326" calcext:value-type="float">
            <text:p><text:s/>183,162 <text:s/></text:p>
          </table:table-cell>
          <table:table-cell table:style-name="ce52" office:value-type="float" office:value="86054" calcext:value-type="float">
            <text:p><text:s/>86,05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3493.156" calcext:value-type="float">
            <text:p><text:s/>113,49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60" calcext:value-type="float">
            <text:p><text:s/>160 <text:s/></text:p>
          </table:table-cell>
          <table:table-cell table:style-name="ce52" office:value-type="float" office:value="4910625" calcext:value-type="float">
            <text:p><text:s/>4,910,625 <text:s/></text:p>
          </table:table-cell>
          <table:table-cell table:style-name="ce52" office:value-type="float" office:value="729374" calcext:value-type="float">
            <text:p><text:s/>729,374 <text:s/></text:p>
          </table:table-cell>
          <table:table-cell table:style-name="ce52" office:value-type="float" office:value="17100" calcext:value-type="float">
            <text:p><text:s/>17,100 <text:s/></text:p>
          </table:table-cell>
          <table:table-cell table:style-name="ce52" office:value-type="float" office:value="168830.6074" calcext:value-type="float">
            <text:p><text:s/>168,831 <text:s/></text:p>
          </table:table-cell>
          <table:table-cell table:style-name="ce52" office:value-type="float" office:value="183161.6326" calcext:value-type="float">
            <text:p><text:s/>183,162 <text:s/></text:p>
          </table:table-cell>
          <table:table-cell table:style-name="ce52" office:value-type="float" office:value="86054" calcext:value-type="float">
            <text:p><text:s/>86,0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93613.19" calcext:value-type="float">
            <text:p><text:s/>93,6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" calcext:value-type="float">
            <text:p><text:s/>160 <text:s/></text:p>
          </table:table-cell>
          <table:table-cell table:style-name="ce50" office:value-type="float" office:value="41146" calcext:value-type="float">
            <text:p><text:s/>41,146 <text:s/></text:p>
          </table:table-cell>
          <table:table-cell table:style-name="ce50" office:value-type="float" office:value="4231" calcext:value-type="float">
            <text:p><text:s/>4,2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43" calcext:value-type="float">
            <text:p><text:s/>8,3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4" calcext:value-type="float">
            <text:p><text:s/>284 <text:s/></text:p>
          </table:table-cell>
          <table:table-cell table:style-name="ce50" office:value-type="float" office:value="163" calcext:value-type="float">
            <text:p><text:s/>1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82.172" calcext:value-type="float">
            <text:p><text:s/>18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26" calcext:value-type="float">
            <text:p><text:s/>5,626 <text:s/></text:p>
          </table:table-cell>
          <table:table-cell table:style-name="ce50" office:value-type="float" office:value="242" calcext:value-type="float">
            <text:p><text:s/>2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4" calcext:value-type="float">
            <text:p><text:s/>2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13" calcext:value-type="float">
            <text:p><text:s/>1,513 <text:s/></text:p>
          </table:table-cell>
          <table:table-cell table:style-name="ce50" office:value-type="float" office:value="111" calcext:value-type="float">
            <text:p><text:s/>1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" calcext:value-type="float">
            <text:p><text:s/>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5" calcext:value-type="float">
            <text:p><text:s/>335 <text:s/></text:p>
          </table:table-cell>
          <table:table-cell table:style-name="ce50" office:value-type="float" office:value="14" calcext:value-type="float">
            <text:p><text:s/>1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" calcext:value-type="float">
            <text:p><text:s/>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0" calcext:value-type="float">
            <text:p><text:s/>530 <text:s/></text:p>
          </table:table-cell>
          <table:table-cell table:style-name="ce50" office:value-type="float" office:value="34" calcext:value-type="float">
            <text:p><text:s/>3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4" calcext:value-type="float">
            <text:p><text:s/>2,334 <text:s/></text:p>
          </table:table-cell>
          <table:table-cell table:style-name="ce50" office:value-type="float" office:value="62" calcext:value-type="float">
            <text:p><text:s/>6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" calcext:value-type="float">
            <text:p><text:s/>1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3" calcext:value-type="float">
            <text:p><text:s/>243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6" calcext:value-type="float">
            <text:p><text:s/>1,256 <text:s/></text:p>
          </table:table-cell>
          <table:table-cell table:style-name="ce50" office:value-type="float" office:value="100" calcext:value-type="float">
            <text:p><text:s/>1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6" calcext:value-type="float">
            <text:p><text:s/>1,1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6" calcext:value-type="float">
            <text:p><text:s/>1,256 <text:s/></text:p>
          </table:table-cell>
          <table:table-cell table:style-name="ce50" office:value-type="float" office:value="100" calcext:value-type="float">
            <text:p><text:s/>1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6" calcext:value-type="float">
            <text:p><text:s/>1,1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56" calcext:value-type="float">
            <text:p>( 1,256 <text:s/>)</text:p>
          </table:table-cell>
          <table:table-cell table:style-name="ce53" office:value-type="float" office:value="100" calcext:value-type="float">
            <text:p>( 100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66" calcext:value-type="float">
            <text:p>( 1,16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5" calcext:value-type="float">
            <text:p><text:s/>1,615 <text:s/></text:p>
          </table:table-cell>
          <table:table-cell table:style-name="ce50" office:value-type="float" office:value="98" calcext:value-type="float">
            <text:p><text:s/>9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" calcext:value-type="float">
            <text:p><text:s/>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6" calcext:value-type="float">
            <text:p><text:s/>556 <text:s/></text:p>
          </table:table-cell>
          <table:table-cell table:style-name="ce50" office:value-type="float" office:value="50" calcext:value-type="float">
            <text:p><text:s/>5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42.864" calcext:value-type="float">
            <text:p><text:s/>43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2856" calcext:value-type="float">
            <text:p><text:s/>2,856 <text:s/></text:p>
          </table:table-cell>
          <table:table-cell table:style-name="ce54" office:value-type="float" office:value="173" calcext:value-type="float">
            <text:p><text:s/>173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88287.338" calcext:value-type="float">
            <text:p><text:s/>88,2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78" calcext:value-type="float">
            <text:p><text:s/>1,178 <text:s/></text:p>
          </table:table-cell>
          <table:table-cell table:style-name="ce50" office:value-type="float" office:value="36" calcext:value-type="float">
            <text:p><text:s/>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9" calcext:value-type="float">
            <text:p><text:s/>3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0" calcext:value-type="float">
            <text:p><text:s/>780 <text:s/></text:p>
          </table:table-cell>
          <table:table-cell table:style-name="ce50" office:value-type="float" office:value="14" calcext:value-type="float">
            <text:p><text:s/>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88287.338" calcext:value-type="float">
            <text:p><text:s/>88,2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8" calcext:value-type="float">
            <text:p><text:s/>398 <text:s/></text:p>
          </table:table-cell>
          <table:table-cell table:style-name="ce50" office:value-type="float" office:value="22" calcext:value-type="float">
            <text:p><text:s/>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9" calcext:value-type="float">
            <text:p><text:s/>3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8098.58" calcext:value-type="float">
            <text:p>( 58,099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83" calcext:value-type="float">
            <text:p>( 83 <text:s/>)</text:p>
          </table:table-cell>
          <table:table-cell table:style-name="ce53" office:value-type="float" office:value="2" calcext:value-type="float">
            <text:p>( 2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023.858" calcext:value-type="float">
            <text:p>( 4,024 <text:s/>)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55" office:value-type="float" office:value="107" calcext:value-type="float">
            <text:p>( 107 <text:s/>)</text:p>
          </table:table-cell>
          <table:table-cell table:style-name="ce55" office:value-type="float" office:value="1" calcext:value-type="float">
            <text:p>( 1 <text:s/>)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90" calcext:value-type="float">
            <text:p>( 29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0.716" calcext:value-type="float">
            <text:p><text:s/>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" calcext:value-type="float">
            <text:p><text:s/>160 <text:s/></text:p>
          </table:table-cell>
          <table:table-cell table:style-name="ce50" office:value-type="float" office:value="1552" calcext:value-type="float">
            <text:p><text:s/>1,552 <text:s/></text:p>
          </table:table-cell>
          <table:table-cell table:style-name="ce50" office:value-type="float" office:value="67" calcext:value-type="float">
            <text:p><text:s/>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56" calcext:value-type="float">
            <text:p><text:s/>5,2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2" calcext:value-type="float">
            <text:p><text:s/>1,202 <text:s/></text:p>
          </table:table-cell>
          <table:table-cell table:style-name="ce50" office:value-type="float" office:value="50" calcext:value-type="float">
            <text:p><text:s/>5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30" calcext:value-type="float">
            <text:p><text:s/>5,2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0.716" calcext:value-type="float">
            <text:p><text:s/>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" calcext:value-type="float">
            <text:p><text:s/>160 <text:s/></text:p>
          </table:table-cell>
          <table:table-cell table:style-name="ce50" office:value-type="float" office:value="350" calcext:value-type="float">
            <text:p><text:s/>350 <text:s/></text:p>
          </table:table-cell>
          <table:table-cell table:style-name="ce50" office:value-type="float" office:value="17" calcext:value-type="float">
            <text:p><text:s/>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" calcext:value-type="float">
            <text:p><text:s/>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60" calcext:value-type="float">
            <text:p>( 16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6" calcext:value-type="float">
            <text:p><text:s/>1,226 <text:s/></text:p>
          </table:table-cell>
          <table:table-cell table:style-name="ce50" office:value-type="float" office:value="99" calcext:value-type="float">
            <text:p><text:s/>9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6" calcext:value-type="float">
            <text:p><text:s/>86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547" calcext:value-type="float">
            <text:p><text:s/>1,547 <text:s/></text:p>
          </table:table-cell>
          <table:table-cell table:style-name="ce54" office:value-type="float" office:value="122" calcext:value-type="float">
            <text:p><text:s/>122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5090.1" calcext:value-type="float">
            <text:p><text:s/>5,09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56" calcext:value-type="float">
            <text:p><text:s/>5,656 <text:s/></text:p>
          </table:table-cell>
          <table:table-cell table:style-name="ce50" office:value-type="float" office:value="509" calcext:value-type="float">
            <text:p><text:s/>5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6" calcext:value-type="float">
            <text:p><text:s/>1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79" calcext:value-type="float">
            <text:p><text:s/>7,679 <text:s/></text:p>
          </table:table-cell>
          <table:table-cell table:style-name="ce50" office:value-type="float" office:value="2024" calcext:value-type="float">
            <text:p><text:s/>2,0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" calcext:value-type="float">
            <text:p><text:s/>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3" calcext:value-type="float">
            <text:p><text:s/>613 <text:s/></text:p>
          </table:table-cell>
          <table:table-cell table:style-name="ce50" office:value-type="float" office:value="44" calcext:value-type="float">
            <text:p><text:s/>4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" calcext:value-type="float">
            <text:p><text:s/>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1" calcext:value-type="float">
            <text:p><text:s/>811 <text:s/></text:p>
          </table:table-cell>
          <table:table-cell table:style-name="ce50" office:value-type="float" office:value="61" calcext:value-type="float">
            <text:p><text:s/>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36" calcext:value-type="float">
            <text:p><text:s/>3,736 <text:s/></text:p>
          </table:table-cell>
          <table:table-cell table:style-name="ce50" office:value-type="float" office:value="216" calcext:value-type="float">
            <text:p><text:s/>2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09622" calcext:value-type="float">
            <text:p><text:s/>4,709,622 <text:s/></text:p>
          </table:table-cell>
          <table:table-cell table:style-name="ce50" office:value-type="float" office:value="700902" calcext:value-type="float">
            <text:p><text:s/>700,902 <text:s/></text:p>
          </table:table-cell>
          <table:table-cell table:style-name="ce50" office:value-type="float" office:value="2042" calcext:value-type="float">
            <text:p><text:s/>2,0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0494.24" calcext:value-type="float">
            <text:p><text:s/>100,4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42" calcext:value-type="float">
            <text:p><text:s/>2,0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0494.24" calcext:value-type="float">
            <text:p><text:s/>100,4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09622" calcext:value-type="float">
            <text:p><text:s/>4,709,622 <text:s/></text:p>
          </table:table-cell>
          <table:table-cell table:style-name="ce50" office:value-type="float" office:value="700902" calcext:value-type="float">
            <text:p><text:s/>700,9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2" calcext:value-type="float">
            <text:p><text:s/>662 <text:s/></text:p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" calcext:value-type="float">
            <text:p><text:s/>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8" calcext:value-type="float">
            <text:p><text:s/>658 <text:s/></text:p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" calcext:value-type="float">
            <text:p><text:s/>4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" calcext:value-type="float">
            <text:p><text:s/>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2948.5" calcext:value-type="float">
            <text:p><text:s/>12,94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9195" calcext:value-type="float">
            <text:p><text:s/>159,195 <text:s/></text:p>
          </table:table-cell>
          <table:table-cell table:style-name="ce50" office:value-type="float" office:value="24234" calcext:value-type="float">
            <text:p><text:s/>24,234 <text:s/></text:p>
          </table:table-cell>
          <table:table-cell table:style-name="ce50" office:value-type="float" office:value="15058" calcext:value-type="float">
            <text:p><text:s/>15,058 <text:s/></text:p>
          </table:table-cell>
          <table:table-cell table:style-name="ce50" office:value-type="float" office:value="168830.6074" calcext:value-type="float">
            <text:p><text:s/>168,831 <text:s/></text:p>
          </table:table-cell>
          <table:table-cell table:style-name="ce50" office:value-type="float" office:value="82667.3926" calcext:value-type="float">
            <text:p><text:s/>82,667 <text:s/></text:p>
          </table:table-cell>
          <table:table-cell table:style-name="ce50" office:value-type="float" office:value="77665" calcext:value-type="float">
            <text:p><text:s/>77,6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1042.838" calcext:value-type="float">
            <text:p><text:s/>11,0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4807" calcext:value-type="float">
            <text:p><text:s/>24,8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83" calcext:value-type="float">
            <text:p><text:s/>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8" calcext:value-type="float">
            <text:p><text:s/>158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8" calcext:value-type="float">
            <text:p><text:s/>13,258 <text:s/></text:p>
          </table:table-cell>
          <table:table-cell table:style-name="ce50" office:value-type="float" office:value="385" calcext:value-type="float">
            <text:p><text:s/>3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91" calcext:value-type="float">
            <text:p><text:s/>6,391 <text:s/></text:p>
          </table:table-cell>
          <table:table-cell table:style-name="ce50" office:value-type="float" office:value="386" calcext:value-type="float">
            <text:p><text:s/>3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44.794" calcext:value-type="float">
            <text:p><text:s/>94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4312" calcext:value-type="float">
            <text:p><text:s/>114,312 <text:s/></text:p>
          </table:table-cell>
          <table:table-cell table:style-name="ce50" office:value-type="float" office:value="21168" calcext:value-type="float">
            <text:p><text:s/>21,168 <text:s/></text:p>
          </table:table-cell>
          <table:table-cell table:style-name="ce50" office:value-type="float" office:value="15058" calcext:value-type="float">
            <text:p><text:s/>15,058 <text:s/></text:p>
          </table:table-cell>
          <table:table-cell table:style-name="ce50" office:value-type="float" office:value="168830.6074" calcext:value-type="float">
            <text:p><text:s/>168,831 <text:s/></text:p>
          </table:table-cell>
          <table:table-cell table:style-name="ce50" office:value-type="float" office:value="82667.3926" calcext:value-type="float">
            <text:p><text:s/>82,667 <text:s/></text:p>
          </table:table-cell>
          <table:table-cell table:style-name="ce50" office:value-type="float" office:value="48896" calcext:value-type="float">
            <text:p><text:s/>48,89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60.868" calcext:value-type="float">
            <text:p><text:s/>96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5076" calcext:value-type="float">
            <text:p><text:s/>25,076 <text:s/></text:p>
          </table:table-cell>
          <table:table-cell table:style-name="ce51" office:value-type="float" office:value="2287" calcext:value-type="float">
            <text:p><text:s/>2,28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77" calcext:value-type="float">
            <text:p><text:s/>3,87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931.466" calcext:value-type="float">
            <text:p><text:s/>6,931 <text:s/></text:p>
          </table:table-cell>
          <table:table-cell table:number-columns-repeated="8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47899.8" calcext:value-type="float">
            <text:p><text:s/>2,647,9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47899.8" calcext:value-type="float">
            <text:p><text:s/>2,647,9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647899.8" calcext:value-type="float">
            <text:p>( 2,647,90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52432" calcext:value-type="float">
            <text:p><text:s/>252,432 <text:s/></text:p>
          </table:table-cell>
          <table:table-cell table:style-name="ce50" office:value-type="float" office:value="3419084" calcext:value-type="float">
            <text:p><text:s/>3,419,0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2543" calcext:value-type="float">
            <text:p><text:s/>122,543 <text:s/></text:p>
          </table:table-cell>
          <table:table-cell table:style-name="ce50" office:value-type="float" office:value="1083" calcext:value-type="float">
            <text:p><text:s/>1,083 <text:s/></text:p>
          </table:table-cell>
          <table:table-cell table:style-name="ce50" office:value-type="float" office:value="258991.597033291" calcext:value-type="float">
            <text:p><text:s/>258,9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96" calcext:value-type="float">
            <text:p><text:s/>8,096 <text:s/></text:p>
          </table:table-cell>
          <table:table-cell table:style-name="ce50" office:value-type="float" office:value="72376" calcext:value-type="float">
            <text:p><text:s/>72,3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35915" calcext:value-type="float">
            <text:p><text:s/>1,035,9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7649" calcext:value-type="float">
            <text:p><text:s/>107,649 <text:s/></text:p>
          </table:table-cell>
          <table:table-cell table:style-name="ce50" office:value-type="float" office:value="50915" calcext:value-type="float">
            <text:p><text:s/>50,915 <text:s/></text:p>
          </table:table-cell>
          <table:table-cell table:style-name="ce50" office:value-type="float" office:value="14034.486392695" calcext:value-type="float">
            <text:p><text:s/>14,0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231" calcext:value-type="float">
            <text:p><text:s/>26,231 <text:s/></text:p>
          </table:table-cell>
          <table:table-cell table:style-name="ce50" office:value-type="float" office:value="140642.565217391" calcext:value-type="float">
            <text:p><text:s/>140,64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39480" calcext:value-type="float">
            <text:p><text:s/>139,480 <text:s/></text:p>
          </table:table-cell>
          <table:table-cell table:style-name="ce50" office:value-type="float" office:value="1627668" calcext:value-type="float">
            <text:p><text:s/>1,627,6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23" calcext:value-type="float">
            <text:p><text:s/>2,2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09592" calcext:value-type="float">
            <text:p><text:s/>109,592 <text:s/></text:p>
          </table:table-cell>
          <table:table-cell table:style-name="ce50" office:value-type="float" office:value="-144352.153846154" calcext:value-type="float">
            <text:p><text:s/>-144,3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886.4653465347" calcext:value-type="float">
            <text:p><text:s/>41,886 <text:s/></text:p>
          </table:table-cell>
          <table:table-cell table:style-name="ce50" office:value-type="float" office:value="-3848" calcext:value-type="float">
            <text:p><text:s/>-3,848 <text:s/></text:p>
          </table:table-cell>
          <table:table-cell table:style-name="ce50" office:value-type="float" office:value="-2662" calcext:value-type="float">
            <text:p><text:s/>-2,6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8238" calcext:value-type="float">
            <text:p><text:s/>-28,238 <text:s/></text:p>
          </table:table-cell>
          <table:table-cell table:style-name="ce50" office:value-type="float" office:value="-2341.82222222219" calcext:value-type="float">
            <text:p><text:s/>-2,34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359.99999999994" calcext:value-type="float">
            <text:p><text:s/>3,360 <text:s/></text:p>
          </table:table-cell>
          <table:table-cell table:style-name="ce51" office:value-type="float" office:value="899853.153846154" calcext:value-type="float">
            <text:p><text:s/>899,85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29215.4653465346" calcext:value-type="float">
            <text:p><text:s/>-29,215 <text:s/></text:p>
          </table:table-cell>
          <table:table-cell table:style-name="ce51" office:value-type="float" office:value="-45984" calcext:value-type="float">
            <text:p><text:s/>-45,984 <text:s/></text:p>
          </table:table-cell>
          <table:table-cell table:style-name="ce51" office:value-type="float" office:value="247619.110640596" calcext:value-type="float">
            <text:p><text:s/>247,61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103" calcext:value-type="float">
            <text:p><text:s/>10,103 <text:s/></text:p>
          </table:table-cell>
          <table:table-cell table:style-name="ce51" office:value-type="float" office:value="-65924.7429951691" calcext:value-type="float">
            <text:p><text:s/>-65,92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62721" calcext:value-type="float">
            <text:p><text:s/>62,721 <text:s/></text:p>
          </table:table-cell>
          <table:table-cell table:style-name="ce50" office:value-type="float" office:value="1821230.15384615" calcext:value-type="float">
            <text:p><text:s/>1,821,2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13389" calcext:value-type="float">
            <text:p><text:s/>13,38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7372.677777778" calcext:value-type="float">
            <text:p><text:s/>127,37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8454.03260782" calcext:value-type="float">
            <text:p><text:s/>248,454 <text:s/></text:p>
          </table:table-cell>
          <table:table-cell table:style-name="ce50" office:value-type="float" office:value="5088820.54217056" calcext:value-type="float">
            <text:p><text:s/>5,088,8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48451" calcext:value-type="float">
            <text:p><text:s/>248,451 <text:s/></text:p>
          </table:table-cell>
          <table:table-cell table:style-name="ce50" office:value-type="float" office:value="5002007" calcext:value-type="float">
            <text:p><text:s/>5,002,0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.03260782" calcext:value-type="float">
            <text:p><text:s/>3 <text:s/></text:p>
          </table:table-cell>
          <table:table-cell table:style-name="ce51" office:value-type="float" office:value="86813.54217056" calcext:value-type="float">
            <text:p><text:s/>86,81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295398" calcext:value-type="float">
            <text:p><text:s/>4,295,398 <text:s/></text:p>
          </table:table-cell>
          <table:table-cell table:style-name="ce50" office:value-type="float" office:value="12148731" calcext:value-type="float">
            <text:p><text:s/>12,148,7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7689.108910891" calcext:value-type="float">
            <text:p><text:s/>327,689 <text:s/></text:p>
          </table:table-cell>
          <table:table-cell table:style-name="ce50" office:value-type="float" office:value="503568" calcext:value-type="float">
            <text:p><text:s/>503,568 <text:s/></text:p>
          </table:table-cell>
          <table:table-cell table:style-name="ce50" office:value-type="float" office:value="73022" calcext:value-type="float">
            <text:p><text:s/>73,0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6316" calcext:value-type="float">
            <text:p><text:s/>116,316 <text:s/></text:p>
          </table:table-cell>
          <table:table-cell table:style-name="ce50" office:value-type="float" office:value="1075054.56859903" calcext:value-type="float">
            <text:p><text:s/>1,075,0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207622.64" calcext:value-type="float">
            <text:p><text:s/>4,207,623 <text:s/></text:p>
          </table:table-cell>
          <table:table-cell table:style-name="ce50" office:value-type="float" office:value="12148731" calcext:value-type="float">
            <text:p><text:s/>12,148,7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7689.108910891" calcext:value-type="float">
            <text:p><text:s/>327,689 <text:s/></text:p>
          </table:table-cell>
          <table:table-cell table:style-name="ce50" office:value-type="float" office:value="503568" calcext:value-type="float">
            <text:p><text:s/>503,568 <text:s/></text:p>
          </table:table-cell>
          <table:table-cell table:style-name="ce50" office:value-type="float" office:value="73022" calcext:value-type="float">
            <text:p><text:s/>73,0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6316" calcext:value-type="float">
            <text:p><text:s/>116,316 <text:s/></text:p>
          </table:table-cell>
          <table:table-cell table:style-name="ce50" office:value-type="float" office:value="971717.224599034" calcext:value-type="float">
            <text:p><text:s/>971,71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87775.36" calcext:value-type="float">
            <text:p><text:s/>87,77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03337.344" calcext:value-type="float">
            <text:p><text:s/>103,3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6317" calcext:value-type="float">
            <text:p><text:s/>36,317 <text:s/></text:p>
          </table:table-cell>
          <table:table-cell table:style-name="ce50" office:value-type="float" office:value="961081.42152174" calcext:value-type="float">
            <text:p><text:s/>961,0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0" calcext:value-type="float">
            <text:p><text:s/>3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109" calcext:value-type="float">
            <text:p><text:s/>109 <text:s/></text:p>
          </table:table-cell>
          <table:table-cell table:style-name="ce50" office:value-type="float" office:value="189" calcext:value-type="float">
            <text:p><text:s/>1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37" calcext:value-type="float">
            <text:p><text:s/>637 <text:s/></text:p>
          </table:table-cell>
          <table:table-cell table:style-name="ce50" office:value-type="float" office:value="9819" calcext:value-type="float">
            <text:p><text:s/>9,8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0" calcext:value-type="float">
            <text:p><text:s/>3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5428" calcext:value-type="float">
            <text:p><text:s/>35,428 <text:s/></text:p>
          </table:table-cell>
          <table:table-cell table:style-name="ce50" office:value-type="float" office:value="951073.42152174" calcext:value-type="float">
            <text:p><text:s/>951,0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43" calcext:value-type="float">
            <text:p><text:s/>143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951265.96739218" calcext:value-type="float">
            <text:p><text:s/>3,951,266 <text:s/></text:p>
          </table:table-cell>
          <table:table-cell table:style-name="ce52" office:value-type="float" office:value="5177452.0363077" calcext:value-type="float">
            <text:p><text:s/>5,177,45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98471.643564356" calcext:value-type="float">
            <text:p><text:s/>298,472 <text:s/></text:p>
          </table:table-cell>
          <table:table-cell table:style-name="ce52" office:value-type="float" office:value="457579" calcext:value-type="float">
            <text:p><text:s/>457,579 <text:s/></text:p>
          </table:table-cell>
          <table:table-cell table:style-name="ce52" office:value-type="float" office:value="307252.110640596" calcext:value-type="float">
            <text:p><text:s/>307,25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26119" calcext:value-type="float">
            <text:p><text:s/>126,119 <text:s/></text:p>
          </table:table-cell>
          <table:table-cell table:style-name="ce52" office:value-type="float" office:value="881757.147826087" calcext:value-type="float">
            <text:p><text:s/>881,75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951265.96739218" calcext:value-type="float">
            <text:p><text:s/>3,951,266 <text:s/></text:p>
          </table:table-cell>
          <table:table-cell table:style-name="ce52" office:value-type="float" office:value="5177452.0363077" calcext:value-type="float">
            <text:p><text:s/>5,177,452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1797" calcext:value-type="float">
            <text:p><text:s/>91,79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78235.96739218" calcext:value-type="float">
            <text:p><text:s/>278,236 <text:s/></text:p>
          </table:table-cell>
          <table:table-cell table:style-name="ce50" office:value-type="float" office:value="4545763.0363077" calcext:value-type="float">
            <text:p><text:s/>4,545,7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797" calcext:value-type="float">
            <text:p><text:s/>91,7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0201" calcext:value-type="float">
            <text:p><text:s/>30,201 <text:s/></text:p>
          </table:table-cell>
          <table:table-cell table:style-name="ce50" office:value-type="float" office:value="12655" calcext:value-type="float">
            <text:p><text:s/>12,6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0846" calcext:value-type="float">
            <text:p><text:s/>30,846 <text:s/></text:p>
          </table:table-cell>
          <table:table-cell table:style-name="ce50" office:value-type="float" office:value="442869.51229761" calcext:value-type="float">
            <text:p><text:s/>442,8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917" calcext:value-type="float">
            <text:p><text:s/>7,917 <text:s/></text:p>
          </table:table-cell>
          <table:table-cell table:style-name="ce50" office:value-type="float" office:value="893066.58053515" calcext:value-type="float">
            <text:p><text:s/>893,0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17" calcext:value-type="float">
            <text:p><text:s/>317 <text:s/></text:p>
          </table:table-cell>
          <table:table-cell table:style-name="ce50" office:value-type="float" office:value="24912" calcext:value-type="float">
            <text:p><text:s/>24,9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952" calcext:value-type="float">
            <text:p><text:s/>1,952 <text:s/></text:p>
          </table:table-cell>
          <table:table-cell table:style-name="ce50" office:value-type="float" office:value="7524" calcext:value-type="float">
            <text:p><text:s/>7,5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253.96739218" calcext:value-type="float">
            <text:p><text:s/>6,254 <text:s/></text:p>
          </table:table-cell>
          <table:table-cell table:style-name="ce50" office:value-type="float" office:value="454950.20938837" calcext:value-type="float">
            <text:p><text:s/>454,9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600" calcext:value-type="float">
            <text:p><text:s/>11,6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730" calcext:value-type="float">
            <text:p><text:s/>730 <text:s/></text:p>
          </table:table-cell>
          <table:table-cell table:style-name="ce50" office:value-type="float" office:value="1323" calcext:value-type="float">
            <text:p><text:s/>1,3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7255" calcext:value-type="float">
            <text:p><text:s/>27,255 <text:s/></text:p>
          </table:table-cell>
          <table:table-cell table:style-name="ce50" office:value-type="float" office:value="1055010.90558857" calcext:value-type="float">
            <text:p><text:s/>1,055,0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27255" calcext:value-type="float">
            <text:p><text:s/>27,255 <text:s/></text:p>
          </table:table-cell>
          <table:table-cell table:style-name="ce50" office:value-type="float" office:value="1055010.90562755" calcext:value-type="float">
            <text:p><text:s/>1,055,0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7255" calcext:value-type="float">
            <text:p>( 27,255 <text:s/>)</text:p>
          </table:table-cell>
          <table:table-cell table:style-name="ce53" office:value-type="float" office:value="1055010.905646" calcext:value-type="float">
            <text:p>( 1,055,01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-0.00001845" calcext:value-type="float">
            <text:p>( -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273800002980352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116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892" calcext:value-type="float">
            <text:p><text:s/>4,892 <text:s/></text:p>
          </table:table-cell>
          <table:table-cell table:style-name="ce50" office:value-type="float" office:value="99368" calcext:value-type="float">
            <text:p><text:s/>99,3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031" calcext:value-type="float">
            <text:p><text:s/>1,031 <text:s/></text:p>
          </table:table-cell>
          <table:table-cell table:style-name="ce50" office:value-type="float" office:value="98926" calcext:value-type="float">
            <text:p><text:s/>98,9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4093" calcext:value-type="float">
            <text:p><text:s/>4,093 <text:s/></text:p>
          </table:table-cell>
          <table:table-cell table:style-name="ce54" office:value-type="float" office:value="196274.828498" calcext:value-type="float">
            <text:p><text:s/>196,27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4652" calcext:value-type="float">
            <text:p><text:s/>34,652 <text:s/></text:p>
          </table:table-cell>
          <table:table-cell table:style-name="ce50" office:value-type="float" office:value="506158" calcext:value-type="float">
            <text:p><text:s/>506,1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197" calcext:value-type="float">
            <text:p><text:s/>80,1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4968" calcext:value-type="float">
            <text:p><text:s/>24,968 <text:s/></text:p>
          </table:table-cell>
          <table:table-cell table:style-name="ce50" office:value-type="float" office:value="37098" calcext:value-type="float">
            <text:p><text:s/>37,0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454" calcext:value-type="float">
            <text:p><text:s/>24,4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9684" calcext:value-type="float">
            <text:p><text:s/>9,684 <text:s/></text:p>
          </table:table-cell>
          <table:table-cell table:style-name="ce50" office:value-type="float" office:value="469060" calcext:value-type="float">
            <text:p><text:s/>469,0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743" calcext:value-type="float">
            <text:p><text:s/>55,7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752" calcext:value-type="float">
            <text:p>( 752 <text:s/>)</text:p>
          </table:table-cell>
          <table:table-cell table:style-name="ce53" office:value-type="float" office:value="28809" calcext:value-type="float">
            <text:p>( 28,80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294" calcext:value-type="float">
            <text:p>( 2,294 <text:s/>)</text:p>
          </table:table-cell>
          <table:table-cell table:style-name="ce55" office:value-type="float" office:value="246354" calcext:value-type="float">
            <text:p>( 246,35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350" calcext:value-type="float">
            <text:p><text:s/>18,350 <text:s/></text:p>
          </table:table-cell>
          <table:table-cell table:style-name="ce50" office:value-type="float" office:value="461307" calcext:value-type="float">
            <text:p><text:s/>461,3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6540" calcext:value-type="float">
            <text:p><text:s/>16,540 <text:s/></text:p>
          </table:table-cell>
          <table:table-cell table:style-name="ce50" office:value-type="float" office:value="403308" calcext:value-type="float">
            <text:p><text:s/>403,3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810" calcext:value-type="float">
            <text:p><text:s/>1,810 <text:s/></text:p>
          </table:table-cell>
          <table:table-cell table:style-name="ce50" office:value-type="float" office:value="57999" calcext:value-type="float">
            <text:p><text:s/>57,9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5702" calcext:value-type="float">
            <text:p><text:s/>5,702 <text:s/></text:p>
          </table:table-cell>
          <table:table-cell table:style-name="ce50" office:value-type="float" office:value="75152" calcext:value-type="float">
            <text:p><text:s/>75,1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878" calcext:value-type="float">
            <text:p><text:s/>1,878 <text:s/></text:p>
          </table:table-cell>
          <table:table-cell table:style-name="ce54" office:value-type="float" office:value="17442" calcext:value-type="float">
            <text:p><text:s/>17,44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9022" calcext:value-type="float">
            <text:p><text:s/>9,022 <text:s/></text:p>
          </table:table-cell>
          <table:table-cell table:style-name="ce50" office:value-type="float" office:value="60175" calcext:value-type="float">
            <text:p><text:s/>60,1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877" calcext:value-type="float">
            <text:p><text:s/>12,877 <text:s/></text:p>
          </table:table-cell>
          <table:table-cell table:style-name="ce50" office:value-type="float" office:value="42404" calcext:value-type="float">
            <text:p><text:s/>42,4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731" calcext:value-type="float">
            <text:p><text:s/>2,731 <text:s/></text:p>
          </table:table-cell>
          <table:table-cell table:style-name="ce50" office:value-type="float" office:value="28162" calcext:value-type="float">
            <text:p><text:s/>28,1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192" calcext:value-type="float">
            <text:p><text:s/>19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77344" calcext:value-type="float">
            <text:p><text:s/>77,344 <text:s/></text:p>
          </table:table-cell>
          <table:table-cell table:style-name="ce50" office:value-type="float" office:value="68083" calcext:value-type="float">
            <text:p><text:s/>68,0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2513979" calcext:value-type="float">
            <text:p><text:s/>2,513,979 <text:s/></text:p>
          </table:table-cell>
          <table:table-cell table:style-name="ce50" office:value-type="float" office:value="127607" calcext:value-type="float">
            <text:p><text:s/>127,6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2349588" calcext:value-type="float">
            <text:p><text:s/>2,349,58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9123" calcext:value-type="float">
            <text:p><text:s/>49,12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15268" calcext:value-type="float">
            <text:p><text:s/>115,268 <text:s/></text:p>
          </table:table-cell>
          <table:table-cell table:style-name="ce50" office:value-type="float" office:value="127607" calcext:value-type="float">
            <text:p><text:s/>127,6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768345" calcext:value-type="float">
            <text:p><text:s/>768,345 <text:s/></text:p>
          </table:table-cell>
          <table:table-cell table:style-name="ce50" office:value-type="float" office:value="191546" calcext:value-type="float">
            <text:p><text:s/>191,5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772" calcext:value-type="float">
            <text:p><text:s/>1,772 <text:s/></text:p>
          </table:table-cell>
          <table:table-cell table:style-name="ce50" office:value-type="float" office:value="1527" calcext:value-type="float">
            <text:p><text:s/>1,5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766573" calcext:value-type="float">
            <text:p><text:s/>766,573 <text:s/></text:p>
          </table:table-cell>
          <table:table-cell table:style-name="ce51" office:value-type="float" office:value="190019" calcext:value-type="float">
            <text:p><text:s/>190,01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90706" calcext:value-type="float">
            <text:p><text:s/>390,706 <text:s/></text:p>
          </table:table-cell>
          <table:table-cell table:style-name="ce50" office:value-type="float" office:value="312536" calcext:value-type="float">
            <text:p><text:s/>312,5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3368" calcext:value-type="float">
            <text:p><text:s/>23,368 <text:s/></text:p>
          </table:table-cell>
          <table:table-cell table:style-name="ce50" office:value-type="float" office:value="58288" calcext:value-type="float">
            <text:p><text:s/>58,2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903" calcext:value-type="float">
            <text:p><text:s/>2,903 <text:s/></text:p>
          </table:table-cell>
          <table:table-cell table:style-name="ce50" office:value-type="float" office:value="3296" calcext:value-type="float">
            <text:p><text:s/>3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1623" calcext:value-type="float">
            <text:p><text:s/>11,623 <text:s/></text:p>
          </table:table-cell>
          <table:table-cell table:style-name="ce50" office:value-type="float" office:value="153" calcext:value-type="float">
            <text:p><text:s/>1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5384" calcext:value-type="float">
            <text:p><text:s/>5,38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517" calcext:value-type="float">
            <text:p><text:s/>3,517 <text:s/></text:p>
          </table:table-cell>
          <table:table-cell table:style-name="ce50" office:value-type="float" office:value="1436" calcext:value-type="float">
            <text:p><text:s/>1,4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2414" calcext:value-type="float">
            <text:p><text:s/>252,414 <text:s/></text:p>
          </table:table-cell>
          <table:table-cell table:style-name="ce50" office:value-type="float" office:value="209225" calcext:value-type="float">
            <text:p><text:s/>209,2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1497" calcext:value-type="float">
            <text:p><text:s/>91,497 <text:s/></text:p>
          </table:table-cell>
          <table:table-cell table:style-name="ce51" office:value-type="float" office:value="40138" calcext:value-type="float">
            <text:p><text:s/>40,13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8471.643564356" calcext:value-type="float">
            <text:p><text:s/>298,472 <text:s/></text:p>
          </table:table-cell>
          <table:table-cell table:style-name="ce50" office:value-type="float" office:value="457579" calcext:value-type="float">
            <text:p><text:s/>457,579 <text:s/></text:p>
          </table:table-cell>
          <table:table-cell table:style-name="ce50" office:value-type="float" office:value="307252.110640596" calcext:value-type="float">
            <text:p><text:s/>307,2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322" calcext:value-type="float">
            <text:p><text:s/>34,322 <text:s/></text:p>
          </table:table-cell>
          <table:table-cell table:style-name="ce50" office:value-type="float" office:value="881757.147826087" calcext:value-type="float">
            <text:p><text:s/>881,75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8471.643564356" calcext:value-type="float">
            <text:p><text:s/>298,472 <text:s/></text:p>
          </table:table-cell>
          <table:table-cell table:style-name="ce50" office:value-type="float" office:value="457579" calcext:value-type="float">
            <text:p><text:s/>457,579 <text:s/></text:p>
          </table:table-cell>
          <table:table-cell table:style-name="ce50" office:value-type="float" office:value="307252.110640596" calcext:value-type="float">
            <text:p><text:s/>307,2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322" calcext:value-type="float">
            <text:p><text:s/>34,322 <text:s/></text:p>
          </table:table-cell>
          <table:table-cell table:style-name="ce50" office:value-type="float" office:value="881757.147826087" calcext:value-type="float">
            <text:p><text:s/>881,75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977627.850260794" calcext:value-type="float">
            <text:p><text:s/>977,628 <text:s/></text:p>
          </table:table-cell>
          <table:table-cell table:style-name="ce57" office:value-type="float" office:value="21270395.6730892" calcext:value-type="float">
            <text:p><text:s/>21,270,39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77613.662260793" calcext:value-type="float">
            <text:p><text:s/>977,614 <text:s/></text:p>
          </table:table-cell>
          <table:table-cell table:style-name="ce57" office:value-type="float" office:value="20640276.2817392" calcext:value-type="float">
            <text:p><text:s/>20,640,27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4.188" calcext:value-type="float">
            <text:p><text:s/>14 <text:s/></text:p>
          </table:table-cell>
          <table:table-cell table:style-name="ce57" office:value-type="float" office:value="630119.39135" calcext:value-type="float">
            <text:p><text:s/>630,11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57972.954545454" calcext:value-type="float">
            <text:p><text:s/>957,973 <text:s/></text:p>
          </table:table-cell>
          <table:table-cell table:style-name="ce49" office:value-type="float" office:value="1405027" calcext:value-type="float">
            <text:p><text:s/>1,405,027 <text:s/></text:p>
          </table:table-cell>
          <table:table-cell table:style-name="ce49" office:value-type="float" office:value="0" calcext:value-type="float">
            <text:p/>
          </table:table-cell>
          <table:table-cell table:number-columns-repeated="3" table:style-name="ce49" office:value-type="float" office:value="45754.6106768737" calcext:value-type="float">
            <text:p><text:s/>45,755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77848.863636364" calcext:value-type="float">
            <text:p><text:s/>177,849 <text:s/></text:p>
          </table:table-cell>
          <table:table-cell table:style-name="ce50" office:value-type="float" office:value="260845" calcext:value-type="float">
            <text:p><text:s/>260,8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80124.090909091" calcext:value-type="float">
            <text:p><text:s/>780,124 <text:s/></text:p>
          </table:table-cell>
          <table:table-cell table:style-name="ce51" office:value-type="float" office:value="1144182" calcext:value-type="float">
            <text:p><text:s/>1,144,182 <text:s/></text:p>
          </table:table-cell>
          <table:table-cell table:style-name="ce51" office:value-type="float" office:value="0" calcext:value-type="float">
            <text:p/>
          </table:table-cell>
          <table:table-cell table:number-columns-repeated="3" table:style-name="ce51" office:value-type="float" office:value="45754.6106768737" calcext:value-type="float">
            <text:p><text:s/>45,75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018.92818601364" calcext:value-type="float">
            <text:p><text:s/>2,019 <text:s/></text:p>
          </table:table-cell>
          <table:table-cell table:style-name="ce50" office:value-type="float" office:value="2961.09467282" calcext:value-type="float">
            <text:p><text:s/>2,961 <text:s/></text:p>
          </table:table-cell>
          <table:table-cell table:style-name="ce50" office:value-type="float" office:value="0" calcext:value-type="float">
            <text:p/>
          </table:table-cell>
          <table:table-cell table:number-columns-repeated="3" table:style-name="ce50" office:value-type="float" office:value="45754.61068122" calcext:value-type="float">
            <text:p><text:s/>45,75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018.92818601364" calcext:value-type="float">
            <text:p><text:s/>2,019 <text:s/></text:p>
          </table:table-cell>
          <table:table-cell table:style-name="ce51" office:value-type="float" office:value="2961.09467282" calcext:value-type="float">
            <text:p><text:s/>2,961 <text:s/></text:p>
          </table:table-cell>
          <table:table-cell table:style-name="ce51" office:value-type="float" office:value="0" calcext:value-type="float">
            <text:p/>
          </table:table-cell>
          <table:table-cell table:number-columns-repeated="3" table:style-name="ce51" office:value-type="float" office:value="45754.61068122" calcext:value-type="float">
            <text:p><text:s/>45,75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3296.1363636364" calcext:value-type="float">
            <text:p><text:s/>43,296 <text:s/></text:p>
          </table:table-cell>
          <table:table-cell table:style-name="ce50" office:value-type="float" office:value="63501" calcext:value-type="float">
            <text:p><text:s/>63,5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3296.1363636364" calcext:value-type="float">
            <text:p><text:s/>43,296 <text:s/></text:p>
          </table:table-cell>
          <table:table-cell table:style-name="ce50" office:value-type="float" office:value="63501" calcext:value-type="float">
            <text:p><text:s/>63,5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34809.026359441" calcext:value-type="float">
            <text:p><text:s/>734,809 <text:s/></text:p>
          </table:table-cell>
          <table:table-cell table:style-name="ce52" office:value-type="float" office:value="1077719.90532718" calcext:value-type="float">
            <text:p><text:s/>1,077,720 <text:s/></text:p>
          </table:table-cell>
          <table:table-cell table:style-name="ce52" office:value-type="float" office:value="0" calcext:value-type="float">
            <text:p/>
          </table:table-cell>
          <table:table-cell table:number-columns-repeated="3" table:style-name="ce52" office:value-type="float" office:value="-0.0000043463207" calcext:value-type="float">
            <text:p><text:s/>-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83447.43545035" calcext:value-type="float">
            <text:p><text:s/>583,447 <text:s/></text:p>
          </table:table-cell>
          <table:table-cell table:style-name="ce52" office:value-type="float" office:value="855722.90532718" calcext:value-type="float">
            <text:p><text:s/>855,723 <text:s/></text:p>
          </table:table-cell>
          <table:table-cell table:style-name="ce52" office:value-type="float" office:value="0" calcext:value-type="float">
            <text:p/>
          </table:table-cell>
          <table:table-cell table:number-columns-repeated="3" table:style-name="ce52" office:value-type="float" office:value="-0.0000043463207" calcext:value-type="float">
            <text:p><text:s/>-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34512.43545035" calcext:value-type="float">
            <text:p><text:s/>134,512 <text:s/></text:p>
          </table:table-cell>
          <table:table-cell table:style-name="ce50" office:value-type="float" office:value="197284.90532718" calcext:value-type="float">
            <text:p><text:s/>197,285 <text:s/></text:p>
          </table:table-cell>
          <table:table-cell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43463207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12.5" calcext:value-type="float">
            <text:p><text:s/>113 <text:s/></text:p>
          </table:table-cell>
          <table:table-cell table:style-name="ce50" office:value-type="float" office:value="165" calcext:value-type="float">
            <text:p><text:s/>1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1665.8445412591" calcext:value-type="float">
            <text:p><text:s/>11,666 <text:s/></text:p>
          </table:table-cell>
          <table:table-cell table:style-name="ce50" office:value-type="float" office:value="17109.90532718" calcext:value-type="float">
            <text:p><text:s/>17,1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99.772727272727" calcext:value-type="float">
            <text:p><text:s/>500 <text:s/></text:p>
          </table:table-cell>
          <table:table-cell table:style-name="ce50" office:value-type="float" office:value="733" calcext:value-type="float">
            <text:p><text:s/>7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2.2727272727273" calcext:value-type="float">
            <text:p><text:s/>12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43463207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142.95454545455" calcext:value-type="float">
            <text:p><text:s/>2,143 <text:s/></text:p>
          </table:table-cell>
          <table:table-cell table:style-name="ce50" office:value-type="float" office:value="3143" calcext:value-type="float">
            <text:p><text:s/>3,1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61.818181818182" calcext:value-type="float">
            <text:p><text:s/>262 <text:s/></text:p>
          </table:table-cell>
          <table:table-cell table:style-name="ce54" office:value-type="float" office:value="384" calcext:value-type="float">
            <text:p><text:s/>38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92616.8181818182" calcext:value-type="float">
            <text:p><text:s/>92,617 <text:s/></text:p>
          </table:table-cell>
          <table:table-cell table:style-name="ce50" office:value-type="float" office:value="135838" calcext:value-type="float">
            <text:p><text:s/>135,8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92616.8181818182" calcext:value-type="float">
            <text:p><text:s/>92,617 <text:s/></text:p>
          </table:table-cell>
          <table:table-cell table:style-name="ce50" office:value-type="float" office:value="135838" calcext:value-type="float">
            <text:p><text:s/>135,8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5000.9090909091" calcext:value-type="float">
            <text:p>( 55,001 <text:s/>)</text:p>
          </table:table-cell>
          <table:table-cell table:style-name="ce53" office:value-type="float" office:value="80668" calcext:value-type="float">
            <text:p>( 80,66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7732.2727272727" calcext:value-type="float">
            <text:p>( 27,732 <text:s/>)</text:p>
          </table:table-cell>
          <table:table-cell table:style-name="ce55" office:value-type="float" office:value="40674" calcext:value-type="float">
            <text:p>( 40,67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857.95454545455" calcext:value-type="float">
            <text:p><text:s/>1,858 <text:s/></text:p>
          </table:table-cell>
          <table:table-cell table:style-name="ce50" office:value-type="float" office:value="2725" calcext:value-type="float">
            <text:p><text:s/>2,7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96.363636363636" calcext:value-type="float">
            <text:p><text:s/>496 <text:s/></text:p>
          </table:table-cell>
          <table:table-cell table:style-name="ce54" office:value-type="float" office:value="728" calcext:value-type="float">
            <text:p><text:s/>72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4817.5" calcext:value-type="float">
            <text:p><text:s/>24,818 <text:s/></text:p>
          </table:table-cell>
          <table:table-cell table:style-name="ce50" office:value-type="float" office:value="36399" calcext:value-type="float">
            <text:p><text:s/>36,3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8.6363636363636" calcext:value-type="float">
            <text:p><text:s/>29 <text:s/></text:p>
          </table:table-cell>
          <table:table-cell table:style-name="ce50" office:value-type="float" office:value="42" calcext:value-type="float">
            <text:p><text:s/>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76018.6363636364" calcext:value-type="float">
            <text:p><text:s/>76,019 <text:s/></text:p>
          </table:table-cell>
          <table:table-cell table:style-name="ce50" office:value-type="float" office:value="111494" calcext:value-type="float">
            <text:p><text:s/>111,4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6010.2272727273" calcext:value-type="float">
            <text:p><text:s/>66,010 <text:s/></text:p>
          </table:table-cell>
          <table:table-cell table:style-name="ce50" office:value-type="float" office:value="96815" calcext:value-type="float">
            <text:p><text:s/>96,8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7050.68181818182" calcext:value-type="float">
            <text:p><text:s/>7,051 <text:s/></text:p>
          </table:table-cell>
          <table:table-cell table:style-name="ce50" office:value-type="float" office:value="10341" calcext:value-type="float">
            <text:p><text:s/>10,3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957.72727272727" calcext:value-type="float">
            <text:p><text:s/>2,958 <text:s/></text:p>
          </table:table-cell>
          <table:table-cell table:style-name="ce51" office:value-type="float" office:value="4338" calcext:value-type="float">
            <text:p><text:s/>4,33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72916.363636364" calcext:value-type="float">
            <text:p><text:s/>372,916 <text:s/></text:p>
          </table:table-cell>
          <table:table-cell table:style-name="ce52" office:value-type="float" office:value="546944" calcext:value-type="float">
            <text:p><text:s/>546,944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51361.590909091" calcext:value-type="float">
            <text:p><text:s/>151,362 <text:s/></text:p>
          </table:table-cell>
          <table:table-cell table:style-name="ce50" office:value-type="float" office:value="221997" calcext:value-type="float">
            <text:p><text:s/>221,9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51361.590909091" calcext:value-type="float">
            <text:p><text:s/>151,362 <text:s/></text:p>
          </table:table-cell>
          <table:table-cell table:style-name="ce50" office:value-type="float" office:value="221997" calcext:value-type="float">
            <text:p><text:s/>221,9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30253.183374" calcext:value-type="float">
            <text:p><text:s/>130,253 <text:s/></text:p>
          </table:table-cell>
          <table:table-cell table:style-name="ce57" office:value-type="float" office:value="31436" calcext:value-type="float">
            <text:p><text:s/>31,436 <text:s/></text:p>
          </table:table-cell>
          <table:table-cell table:style-name="ce57" office:value-type="float" office:value="98817.183374" calcext:value-type="float">
            <text:p><text:s/>98,817 <text:s/></text:p>
          </table:table-cell>
          <table:table-cell table:number-columns-repeated="3" table:style-name="ce57" office:value-type="float" office:value="192204.934271" calcext:value-type="float">
            <text:p><text:s/>192,20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30253.183374" calcext:value-type="float">
            <text:p><text:s/>130,253 <text:s/></text:p>
          </table:table-cell>
          <table:table-cell table:style-name="ce57" office:value-type="float" office:value="31436" calcext:value-type="float">
            <text:p><text:s/>31,436 <text:s/></text:p>
          </table:table-cell>
          <table:table-cell table:style-name="ce57" office:value-type="float" office:value="98817.183374" calcext:value-type="float">
            <text:p><text:s/>98,817 <text:s/></text:p>
          </table:table-cell>
          <table:table-cell table:number-columns-repeated="3" table:style-name="ce57" office:value-type="float" office:value="192204.934271" calcext:value-type="float">
            <text:p><text:s/>192,20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863455.304" calcext:value-type="float">
            <text:p><text:s/>4,863,455 <text:s/></text:p>
          </table:table-cell>
          <table:table-cell table:style-name="ce49" office:value-type="float" office:value="3237.84" calcext:value-type="float">
            <text:p><text:s/>3,238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8276138" calcext:value-type="float">
            <text:p><text:s/>28,276,1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8276138" calcext:value-type="float">
            <text:p><text:s/>28,276,138 <text:s/></text:p>
          </table:table-cell>
          <table:table-cell table:style-name="ce51" office:value-type="float" office:value="4863455.304" calcext:value-type="float">
            <text:p><text:s/>4,863,455 <text:s/></text:p>
          </table:table-cell>
          <table:table-cell table:style-name="ce51" office:value-type="float" office:value="3237.84" calcext:value-type="float">
            <text:p><text:s/>3,238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88.803785" calcext:value-type="float">
            <text:p><text:s/>98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8276138" calcext:value-type="float">
            <text:p><text:s/>28,276,138 <text:s/></text:p>
          </table:table-cell>
          <table:table-cell table:style-name="ce50" office:value-type="float" office:value="6682326.304" calcext:value-type="float">
            <text:p><text:s/>6,682,326 <text:s/></text:p>
          </table:table-cell>
          <table:table-cell table:style-name="ce50" office:value-type="float" office:value="3237.84" calcext:value-type="float">
            <text:p><text:s/>3,23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8276138" calcext:value-type="float">
            <text:p><text:s/>28,276,138 <text:s/></text:p>
          </table:table-cell>
          <table:table-cell table:style-name="ce50" office:value-type="float" office:value="6682326.304" calcext:value-type="float">
            <text:p><text:s/>6,682,326 <text:s/></text:p>
          </table:table-cell>
          <table:table-cell table:style-name="ce50" office:value-type="float" office:value="3237.84" calcext:value-type="float">
            <text:p><text:s/>3,23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18871" calcext:value-type="float">
            <text:p><text:s/>1,818,87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057801.498" calcext:value-type="float">
            <text:p><text:s/>84,057,80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18871" calcext:value-type="float">
            <text:p><text:s/>1,818,87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057801.498" calcext:value-type="float">
            <text:p><text:s/>84,057,801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15787.853" calcext:value-type="float">
            <text:p><text:s/>8,015,7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488.405" calcext:value-type="float">
            <text:p><text:s/>55,4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87.985" calcext:value-type="float">
            <text:p><text:s/>3,4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824.558" calcext:value-type="float">
            <text:p><text:s/>12,82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26481.015" calcext:value-type="float">
            <text:p><text:s/>1,826,48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72346.89" calcext:value-type="float">
            <text:p><text:s/>3,872,34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45159" calcext:value-type="float">
            <text:p><text:s/>2,245,15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814731.516215" calcext:value-type="float">
            <text:p><text:s/>4,814,73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71226293.325" calcext:value-type="float">
            <text:p><text:s/>71,226,29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71226293.325" calcext:value-type="float">
            <text:p><text:s/>71,226,2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099281.614" calcext:value-type="float">
            <text:p><text:s/>42,099,2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3391.805" calcext:value-type="float">
            <text:p><text:s/>113,3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5597.438" calcext:value-type="float">
            <text:p><text:s/>2,375,5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41769.479" calcext:value-type="float">
            <text:p><text:s/>6,841,7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9478.714" calcext:value-type="float">
            <text:p><text:s/>139,4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0561.953" calcext:value-type="float">
            <text:p><text:s/>710,5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65138.617" calcext:value-type="float">
            <text:p><text:s/>2,765,1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4757.233" calcext:value-type="float">
            <text:p><text:s/>174,7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36771.029" calcext:value-type="float">
            <text:p><text:s/>7,436,7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71978.154" calcext:value-type="float">
            <text:p><text:s/>2,171,9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44224.529" calcext:value-type="float">
            <text:p>( 1,344,22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65823.522" calcext:value-type="float">
            <text:p>( 565,82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1930.103" calcext:value-type="float">
            <text:p>( 261,93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95948.345" calcext:value-type="float">
            <text:p><text:s/>3,095,9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68844.53" calcext:value-type="float">
            <text:p><text:s/>2,168,84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21377.87" calcext:value-type="float">
            <text:p><text:s/>1,321,3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9109.316" calcext:value-type="float">
            <text:p><text:s/>539,10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007178.987" calcext:value-type="float">
            <text:p><text:s/>2,007,1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67636.917" calcext:value-type="float">
            <text:p><text:s/>3,567,6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88385.955" calcext:value-type="float">
            <text:p><text:s/>2,088,3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79250.962" calcext:value-type="float">
            <text:p><text:s/>1,479,2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53596.714" calcext:value-type="float">
            <text:p><text:s/>5,053,5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65004.128" calcext:value-type="float">
            <text:p><text:s/>4,865,0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8592.586" calcext:value-type="float">
            <text:p><text:s/>188,5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73312.536" calcext:value-type="float">
            <text:p>( 73,31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2464.164" calcext:value-type="float">
            <text:p><text:s/>2,372,46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045127.565" calcext:value-type="float">
            <text:p><text:s/>1,045,1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77476.275" calcext:value-type="float">
            <text:p><text:s/>3,077,4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89795.56" calcext:value-type="float">
            <text:p><text:s/>889,7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2702.75" calcext:value-type="float">
            <text:p><text:s/>722,7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4690.818" calcext:value-type="float">
            <text:p><text:s/>724,6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0658.41" calcext:value-type="float">
            <text:p><text:s/>220,65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0647.967" calcext:value-type="float">
            <text:p><text:s/>230,6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0647.967" calcext:value-type="float">
            <text:p><text:s/>230,6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45862.032" calcext:value-type="float">
            <text:p><text:s/>1,745,8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6126.23" calcext:value-type="float">
            <text:p><text:s/>236,12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509735.802" calcext:value-type="float">
            <text:p><text:s/>1,509,7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326045.1" calcext:value-type="float">
            <text:p><text:s/>12,326,0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8964.94724515" calcext:value-type="float">
            <text:p><text:s/>1,488,9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9929.782940147" calcext:value-type="float">
            <text:p><text:s/>619,9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4127.859" calcext:value-type="float">
            <text:p><text:s/>194,1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8718.699" calcext:value-type="float">
            <text:p><text:s/>178,7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5769.126" calcext:value-type="float">
            <text:p><text:s/>395,7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6261.496465969" calcext:value-type="float">
            <text:p><text:s/>336,2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5965.611092015" calcext:value-type="float">
            <text:p><text:s/>135,9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9844.73625672" calcext:value-type="float">
            <text:p><text:s/>1,899,8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41324.911" calcext:value-type="float">
            <text:p><text:s/>1,841,325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235137.931" calcext:value-type="float">
            <text:p><text:s/>5,235,138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4824456.612" calcext:value-type="float">
            <text:p><text:s/>14,824,4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8276138" calcext:value-type="float">
            <text:p><text:s/>28,276,138 <text:s/></text:p>
          </table:table-cell>
          <table:table-cell table:style-name="ce57" office:value-type="float" office:value="6682326.304" calcext:value-type="float">
            <text:p><text:s/>6,682,326 <text:s/></text:p>
          </table:table-cell>
          <table:table-cell table:style-name="ce57" office:value-type="float" office:value="3237.84" calcext:value-type="float">
            <text:p><text:s/>3,23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8276138" calcext:value-type="float">
            <text:p><text:s/>28,276,138 <text:s/></text:p>
          </table:table-cell>
          <table:table-cell table:style-name="ce57" office:value-type="float" office:value="6682326.304" calcext:value-type="float">
            <text:p><text:s/>6,682,326 <text:s/></text:p>
          </table:table-cell>
          <table:table-cell table:style-name="ce57" office:value-type="float" office:value="3237.84" calcext:value-type="float">
            <text:p><text:s/>3,23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4882" calcext:value-type="float">
            <text:p><text:s/>14,882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4882" calcext:value-type="float">
            <text:p><text:s/>14,882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4882" calcext:value-type="float">
            <text:p><text:s/>14,882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4882" calcext:value-type="float">
            <text:p><text:s/>14,882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46.46" calcext:value-type="float">
            <text:p><text:s/>446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446.46" calcext:value-type="float">
            <text:p><text:s/>446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4435.54" calcext:value-type="float">
            <text:p><text:s/>14,436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